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style:text-underline-style="solid" style:text-underline-width="auto" style:text-underline-color="font-color" officeooo:rsid="001a20bd" officeooo:paragraph-rsid="001a20bd" style:font-size-asian="21pt" style:font-size-complex="21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1pt" style:text-underline-style="solid" style:text-underline-width="auto" style:text-underline-color="font-color" officeooo:rsid="001a20bd" officeooo:paragraph-rsid="001a20bd" style:font-size-asian="21pt" style:font-size-complex="21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a20bd" officeooo:paragraph-rsid="001a20b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1a20bd" officeooo:paragraph-rsid="001a20bd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officeooo:paragraph-rsid="001a20bd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officeooo:paragraph-rsid="001a20b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1a20bd" officeooo:paragraph-rsid="001a20bd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a20bd" officeooo:paragraph-rsid="001a20bd" style:font-size-asian="14pt" style:font-weight-asian="bold" style:font-size-complex="14pt" style:font-weight-complex="bold"/>
    </style:style>
    <style:style style:name="T1" style:family="text">
      <style:text-properties style:text-underline-style="none" officeooo:rsid="001a20bd"/>
    </style:style>
    <style:style style:name="T2" style:family="text">
      <style:text-properties fo:font-variant="normal" fo:text-transform="none" fo:color="#0a0a0a" loext:opacity="100%" fo:letter-spacing="normal" fo:font-style="normal" fo:font-weight="normal"/>
    </style:style>
    <style:style style:name="T3" style:family="text">
      <style:text-properties style:font-name="Liberation Serif" fo:font-size="14pt" style:text-underline-style="none" officeooo:rsid="001a20bd" style:font-size-asian="14pt" style:font-size-complex="14pt"/>
    </style:style>
    <style:style style:name="T4" style:family="text">
      <style:text-properties fo:font-variant="normal" fo:text-transform="none" fo:color="#0a0a0a" loext:opacity="100%" style:font-name="Liberation Serif" fo:font-size="14pt" fo:letter-spacing="normal" style:font-size-asian="14pt" style:font-size-complex="14pt"/>
    </style:style>
    <style:style style:name="T5" style:family="text">
      <style:text-properties fo:font-variant="normal" fo:text-transform="none" fo:color="#0a0a0a" loext:opacity="100%" style:font-name="Liberation Serif" fo:font-size="14pt" fo:letter-spacing="normal" fo:font-style="normal" fo:font-weight="normal" style:font-size-asian="14pt" style:font-size-complex="14pt"/>
    </style:style>
    <style:style style:name="T6" style:family="text">
      <style:text-properties style:text-underline-style="none" fo:font-weight="normal" officeooo:rsid="001a20b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S WEB</text:p>
      <text:p text:style-name="P2"/>
      <text:p text:style-name="P2"/>
      <text:p text:style-name="P3">1. FIJO</text:p>
      <text:p text:style-name="P4"/>
      <text:p text:style-name="P5"><text:span text:style-name="T1">Es </text:span><text:span text:style-name="T2">es un enfoque en el que el ancho de la página web se establece con una medida fija en píxeles.</text:span> </text:p>
      <text:p text:style-name="P6"><text:span text:style-name="T3">Sitio web de ejemplo: </text:span><text:span text:style-name="T4"> </text:span><text:span text:style-name="Strong_20_Emphasis"><text:span text:style-name="T5">Apple</text:span></text:span><text:span text:style-name="T4"> </text:span><text:span text:style-name="T5">antes de que fuera rediseñado.</text:span></text:p>
      <text:p text:style-name="P4"/>
      <text:p text:style-name="P3">2. LÍQUIDO</text:p>
      <text:p text:style-name="P4"/>
      <text:p text:style-name="P5"><text:span text:style-name="T1">Es </text:span><text:span text:style-name="T2">ajusta el tamaño de sus elementos con porcentajes en lugar de píxeles fijos, haciendo que se expandan o contraigan al cambiar el tamaño de la ventana del navegador.</text:span> </text:p>
      <text:p text:style-name="P7">Sitio web de ejemplo: </text:p>
      <text:p text:style-name="P4"/>
      <text:p text:style-name="P3">3. ADAPTATIVO</text:p>
      <text:p text:style-name="P4"/>
      <text:p text:style-name="P5"><text:span text:style-name="T1">Es un</text:span><text:span text:style-name="T2"> diseño adaptativo detecta el dispositivo o tamaño de la pantalla y carga un diseño específico optimizado para ese entorno.</text:span> </text:p>
      <text:p text:style-name="P7">Sitio web de ejemplo: Amazon</text:p>
      <text:p text:style-name="P4"/>
      <text:p text:style-name="P3">4. RESPONSIVO</text:p>
      <text:p text:style-name="P8"/>
      <text:p text:style-name="P5"><text:span text:style-name="T6">Es un</text:span><text:span text:style-name="T2"> sitio web responsivo se adapta de manera flexible a cualquier tamaño de pantalla, reorganizando sus elementos y su contenido para proporcionar una experiencia de usuario fluida.</text:span></text:p>
      <text:p text:style-name="P7">Sitio web de ejemplo: Dropbox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12:32:18.642562700</meta:creation-date>
    <dc:date>2025-10-14T12:43:45.242310000</dc:date>
    <meta:editing-duration>PT11M26S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13" meta:word-count="133" meta:character-count="771" meta:non-whitespace-character-count="646"/>
  </office:meta>
</office:document-meta>
</file>